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yncResult.exposedException( Throwable origin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yncResult.isD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Result.addCallback( ListenableFutureCallback &lt; ? super V &gt;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Result.complet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syncResult.get( long timeout , TimeUnit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Result.cancel( boolean mayInterruptIfRunn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Result.forValue( V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Result.g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yncResult.isCance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Result.AsyncResult( @ Nullable V value , @ Nullable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Result.AsyncResult( @ Nullable V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Result.addCallback( SuccessCallback &lt; ? super V &gt; successCallback , FailureCallback failureCallbac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syncResult.forExecutionException(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